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 svg:font-family="ari"/>
    <style:font-face style:name="arial" svg:font-family="arial" style:font-family-generic="swiss"/>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text-properties officeooo:paragraph-rsid="000a89e5"/>
    </style:style>
    <style:style style:name="P3" style:family="paragraph" style:parent-style-name="Text_20_body">
      <style:paragraph-properties fo:text-align="center" style:justify-single-word="false" fo:break-before="page"/>
      <style:text-properties officeooo:paragraph-rsid="000a89e5"/>
    </style:style>
    <style:style style:name="P4" style:family="paragraph" style:parent-style-name="Text_20_body">
      <style:paragraph-properties fo:text-align="justify" style:justify-single-word="false"/>
      <style:text-properties officeooo:paragraph-rsid="000a89e5"/>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arial" fo:font-size="12pt" style:font-size-asian="12pt" style:font-size-complex="12pt"/>
    </style:style>
    <style:style style:name="P7" style:family="paragraph" style:parent-style-name="Text_20_body">
      <style:paragraph-properties fo:margin-left="0cm" fo:margin-right="0cm" fo:text-align="justify" style:justify-single-word="false" fo:text-indent="0cm" style:auto-text-indent="false"/>
      <style:text-properties style:font-name="arial" fo:font-size="12pt" style:font-size-asian="12pt" style:font-size-complex="12pt"/>
    </style:style>
    <style:style style:name="P8" style:family="paragraph" style:parent-style-name="Text_20_body">
      <style:paragraph-properties fo:text-align="justify" style:justify-single-word="false"/>
      <style:text-properties style:font-name="arial" fo:font-size="12pt" officeooo:paragraph-rsid="0010e4ff" style:font-size-asian="12pt" style:font-size-complex="12pt"/>
    </style:style>
    <style:style style:name="P9" style:family="paragraph" style:parent-style-name="Text_20_body">
      <style:paragraph-properties fo:margin-left="0cm" fo:margin-right="0cm" fo:text-align="justify" style:justify-single-word="false" fo:text-indent="0cm" style:auto-text-indent="false"/>
      <style:text-properties style:font-name="arial" fo:font-size="12pt" fo:font-style="italic" style:font-size-asian="12pt" style:font-size-complex="12pt"/>
    </style:style>
    <style:style style:name="T1" style:family="text">
      <style:text-properties fo:font-size="22pt" style:font-size-asian="22pt" style:font-size-complex="22pt"/>
    </style:style>
    <style:style style:name="T2" style:family="text">
      <style:text-properties fo:font-size="22pt" officeooo:rsid="000a89e5" style:font-size-asian="22pt" style:font-size-complex="22pt"/>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Crônicas do Ódio Esquecido - A Semente da Ruína</text:span></text:span></text:h>
      <text:p text:style-name="P2"><text:span text:style-name="Strong_20_Emphasis"><text:span text:style-name="T2">Volume 1</text:span></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ALEX G. SOARES SOUSA</text:span></text:span></text:p>
      <text:p text:style-name="P3"><text:span text:style-name="Strong_20_Emphasis"><text:span text:style-name="T2">Capítulo 1: O Gosto do Mofo e da Cinza</text:span></text:span></text:p>
      <text:p text:style-name="P4"><text:span text:style-name="Strong_20_Emphasis"><text:span text:style-name="T5"><text:tab/></text:span></text:span><text:span text:style-name="Strong_20_Emphasis"><text:span text:style-name="T5">A escuridão abaixo da cidade não era vazia. Ela tinha peso. Tinha cheiro. Tinha dentes.</text:span></text:span></text:p>
      <text:p text:style-name="P6"><text:tab/>Lern rastejava sobre o ventre, os cotovelos afundados em uma lama que era, em partes iguais, excremento humano, lodo pluvial e o escoamento químico das tinturarias do distrito acima. O cheiro de amônia queimava as narinas, mas ele não espirrou. Havia aprendido há muito tempo que o corpo podia ser domesticado, silenciado, espancado até a submissão. Espirrar era morrer. Tossir era convidar o fim.</text:p>
      <text:p text:style-name="P6"><text:tab/>Acima dele, a cerca de quinze metros de pedra e encanamento podre, a cidade fronteiriça de Último Refúgio respirava sua fumaça cinzenta. Lá em cima, carroças rangiam, padeiros assavam pães com farinha misturada a serragem, e nobres cobriam seus narizes com lenços perfumados. Mas aqui embaixo, nos Intestinos — como os habitantes das sarjetas chamavam a rede de esgotos —, o mundo era reduzido à sua essência mais primitiva: comer ou ser comido.</text:p>
      <text:p text:style-name="P6"><text:tab/>Lern parou. Seus olhos cinzentos, adaptados à penumbra perpétua, fixaram-se em uma saliência na parede de tijolos, logo acima da linha d'água negra que corria pelo túnel.</text:p>
      <text:p text:style-name="P6"><text:tab/>Lá estava.</text:p>
      <text:p text:style-name="P7"><text:tab/>Um aglomerado de fungos pálidos, brotando das fendas entre os tijolos como tumores doentes. <text:span text:style-name="T3">Cogumelos-de-Vela</text:span>. Não eram saborosos; tinham a textura de cera velha e o gosto de terra úmida, mas possuíam uma qualidade redentora essencial: não eram venenosos. E continham água.</text:p>
      <text:p text:style-name="P6"><text:tab/>O estômago de Lern deu um espasmo, um nó doloroso que subiu pelo esôfago como um punho fechado. Fazia dois dias desde sua última refeição sólida — a metade de um rato que ele conseguira roubar de um gato de rua antes que o felino lhe arrancasse um pedaço do dedo. A fome não era mais uma sensação; era uma entidade, um parasita que vivia dentro dele, roendo suas costelas de dentro para fora.</text:p>
      <text:p text:style-name="P6"><text:tab/>Ele estendeu a mão. Seus dedos eram garras sujas, as unhas quebradas e encardidas de carvão e sangue seco. O sobretudo de couro curtido, grande demais para seu corpo esquálido, estalou suavemente quando ele se esticou.</text:p>
      <text:p text:style-name="P7"><text:span text:style-name="T3"><text:tab/>Calma,</text:span> ele pensou, um pensamento afiado em meio à névoa da fome. <text:span text:style-name="T3">Se você escorregar, cai na Água Negra. Se cair na Água Negra com esse corte na perna, a febre te mata antes do amanhecer.</text:span></text:p>
      <text:p text:style-name="P6"><text:tab/>Ele apoiou o peso em um joelho, sentindo a umidade gélida infiltrar os trapos que usava como calças. Avançou mais um centímetro. A ponta dos dedos roçou a chapeleta macia do maior cogumelo.</text:p>
      <text:p text:style-name="P6"><text:tab/>Um som ecoou pelo túnel.</text:p>
      <text:p text:style-name="P6"><text:tab/>Não era o gotejar constante da condensação, nem o chiar dos ratos que patrulhavam as margens. Era o baque pesado de botas. Botas com solas de ferro.</text:p>
      <text:p text:style-name="P6"><text:tab/>Lern congelou. Sua mão pairou no ar, trêmula, a centímetros do alimento.</text:p>
      <text:p text:style-name="P6"><text:soft-page-break/><text:tab/>O instinto de sobrevivência, forjado nas minas de Éter das Planícies Sanguinolentas, assumiu o controle. Ele não pensou; seu corpo reagiu. Retraiu o braço, encolheu-se contra a parede viscosa, fundindo-se à sombra de um pilar de sustentação coberto de limo. Ele parou de respirar, forçando o ar a ficar preso nos pulmões queimados.</text:p>
      <text:p text:style-name="P6"><text:tab/>Vozes. Grossas, arrastadas, distorcidas pelo eco do túnel cilíndrico.</text:p>
      <text:p text:style-name="P6"><text:tab/>— ...eu disse que vi o rastro, seu merda. Pegadas frescas na lama. Pequenas. De algum rato de sarjeta.</text:p>
      <text:p text:style-name="P6"><text:tab/>A voz era inconfundível. Áspera como cascalho sendo moído, carregada de uma arrogância preguiçosa. Vane.</text:p>
      <text:p text:style-name="P7"><text:tab/>Lern fechou os olhos com força, uma onda de náusea subindo por sua garganta. Não medo. <text:span text:style-name="T3">Não apenas</text:span> medo. Era uma aversão tão profunda que parecia física. Ele odiava aquele som. Odiava a existência daquela voz. Vane era o líder dos Raspadores, uma gangue de marginais que controlava os melhores pontos de coleta de lixo e esmola nos níveis inferiores de Último Refúgio. Eram predadores de segunda categoria, covardes demais para enfrentar os guardas da cidade ou os Caçadores de Fenda, mas sádicos o suficiente para torturar mendigos por um par de botas gastas.</text:p>
      <text:p text:style-name="P8"><text:tab/>— Está escuro pra cacete aqui, Vane — resmungou uma segunda voz, mais aguda. O pequeno Kort, o sombra de Vane. — Talvez tenha sido um cachorro. Vamos voltar pra encruzilhada, a fumaça de lótus tá acabando...</text:p>
      <text:p text:style-name="P6"><text:tab/>— Cala a boca, Kort. Eu sinto o cheiro. — O som de alguém inspirando o ar podre com força. — Cheiro de medo. Cheiro de... sujeira velha. É aquele espectro. Aquele magrelo mudo. "Ferrodo", não é?</text:p>
      <text:p text:style-name="P7"><text:tab/>O coração de Lern batia tão forte contra suas costelas que ele temia que o som ecoasse nas paredes. <text:span text:style-name="T3">Ferrodo</text:span>. O apelido que haviam lhe dado por causa da cor da sua pele sob a sujeira, da cor do ferro oxidado, e talvez por causa daquela obstinação silenciosa e quebrada.</text:p>
      <text:p text:style-name="P7"><text:tab/>Um feixe de luz amarelada cortou a escuridão. Alguém acendera uma lanterna de óleo. A luz dançou sobre a água negra, iluminando carcaças de animais mortos e detritos flutuantes. O feixe varreu a parede oposta, iluminou os <text:span text:style-name="T3">Cogumelos-de-Vela</text:span>, e então... continuou.</text:p>
      <text:p text:style-name="P6"><text:tab/>Por um segundo, Lern achou que o universo, em sua infinita crueldade, lhe concederia um milagre. Que eles passariam.</text:p>
      <text:p text:style-name="P6"><text:tab/>Mas o feixe de luz parou. E voltou.</text:p>
      <text:p text:style-name="P6"><text:tab/>Iluminou as botas de Lern. Botas roubadas de um cadáver inchado na semana anterior, grandes demais, amarradas com barbante podre.</text:p>
      <text:p text:style-name="P6"><text:tab/>— Ora, ora — a voz de Vane gotejou sarcasmo. — Olha o que o esgoto trouxe.</text:p>
      <text:p text:style-name="P6"><text:tab/>Lern abriu os olhos. A luz da lanterna o cegou momentaneamente, mas ele conseguia ver as silhuetas. Eram três. Vane, imenso e largo, usando uma armadura feita de pedaços de couro fervido e malha enferrujada. Kort, magro e nervoso, segurando uma <text:soft-page-break/>faca serrilhada. E um terceiro, um brutamontes silencioso que Lern não reconhecia, segurando a lanterna e um porrete cravejado de pregos.</text:p>
      <text:p text:style-name="P6"><text:tab/>— Estávamos procurando você, Ferrodo — disse Vane, dando um passo à frente. Suas botas esmagaram a lama com um som obsceno. — Você não pagou o pedágio da semana passada.</text:p>
      <text:p text:style-name="P6"><text:tab/>Lern não respondeu. Sua garganta estava seca como o deserto. Ele não tinha nada. Absolutamente nada. Nem uma moeda de cobre, nem um fragmento de Éter impuro, nem mesmo um pedaço de pão duro. A ideia de "pedágio" para respirar o ar fétido do esgoto era apenas uma desculpa. Eles queriam diversão. E a diversão de Vane era o som de ossos quebrando.</text:p>
      <text:p text:style-name="P6"><text:tab/>— Ele não fala, Vane. O bicho é mudo — disse Kort, rindo nervosamente, batendo a faca na própria perna.</text:p>
      <text:p text:style-name="P6"><text:tab/>— Ele fala quando grita — Vane sorriu. Seus dentes eram tocos amarelos no meio de uma barba rala e suja. — Vamos ver o que ele tem nos bolsos. Talvez tenha encontrado algo valioso no lixo do distrito dos Alquimistas.</text:p>
      <text:p text:style-name="P6"><text:tab/>Lern tentou se levantar. Suas pernas tremiam, fracas pela fome. Ele deu um passo para trás, escorregando na lama, suas costas batendo contra o pilar de pedra.</text:p>
      <text:p text:style-name="P6"><text:tab/>— Não — a voz de Lern saiu como um grasnido, uma lixa raspando pedra. Foi a primeira palavra que ele pronunciou em dias.</text:p>
      <text:p text:style-name="P8"><text:tab/>Vane parou, fingindo surpresa.</text:p>
      <text:p text:style-name="P8"><text:tab/>— Falou! O rato falou! E disse "não". Ousa dizer não para mim, aqui embaixo?</text:p>
      <text:p text:style-name="P6"><text:tab/>O ódio acendeu dentro de Lern. Não foi uma chama súbita, mas uma brasa que sempre esteve ali, sob as cinzas, recebendo oxigênio. Ele olhou para o rosto inchado de Vane, para a arrogância estúpida em seus olhos suínos. Por que aquele homem respirava? Por que o mundo permitia que algo tão inútil e cruel tivesse poder sobre ele? A injustiça daquilo queimava mais que o ácido estomacal.</text:p>
      <text:p text:style-name="P6"><text:tab/>Lern sentiu a temperatura do seu próprio corpo subir. A cicatriz em seu rosto, a marca grossa deixada pela besta na mina, começou a latejar em um ritmo sincopado com seu coração.</text:p>
      <text:p text:style-name="P6"><text:tab/>— Deixe-me... ir — sussurrou Lern.</text:p>
      <text:p text:style-name="P6"><text:tab/>Vane soltou uma gargalhada latida e avançou. Foi rápido para um homem do seu tamanho.</text:p>
      <text:p text:style-name="P6"><text:tab/>O primeiro golpe veio antes que Lern pudesse levantar as mãos. O punho de Vane, envolto em trapos endurecidos, colidiu com o estômago de Lern.</text:p>
      <text:p text:style-name="P6"><text:tab/>O ar sumiu. O mundo girou. Lern dobrou-se, caindo de joelhos na imundície. A água gelada e podre encharcou suas calças instantaneamente, misturando-se à dor lancinante em seu abdômen. Ele tentou puxar ar, mas só conseguiu produzir um som agudo, sibilante.</text:p>
      <text:p text:style-name="P6"><text:tab/>— Segurem ele — ordenou Vane.</text:p>
      <text:p text:style-name="P6"><text:soft-page-break/><text:tab/>O brutamontes largou a lanterna no chão seco e agarrou Lern pelos braços, torcendo-os para as costas. A dor nos ombros foi aguda, deslocando articulações. Lern gritou, mas o som foi abafado quando Vane chutou seu rosto.</text:p>
      <text:p text:style-name="P6"><text:tab/>A bota de ferro estalou contra a maçã do rosto de Lern. Luzes brancas explodiram em sua visão. Gosto de cobre. Sangue. Um dente se soltou, bailando solto em sua boca antes que ele o cuspisse na lama.</text:p>
      <text:p text:style-name="P6"><text:tab/>— Vasculha ele, Kort — disse Vane, respirando com dificuldade, excitado pela violência.</text:p>
      <text:p text:style-name="P6"><text:tab/>Mãos rápidas e nojentas invadiram seus bolsos, rasgando o forro podre do sobretudo.</text:p>
      <text:p text:style-name="P6"><text:tab/>— Nada, Vane. Só fiapos e... um pedaço de pedra sem valor.</text:p>
      <text:p text:style-name="P6"><text:tab/>— Nada? — A voz de Vane ficou perigosamente baixa. — Você está me dizendo que gastamos tempo descendo até esse buraco de merda para espancar um saco vazio?</text:p>
      <text:p text:style-name="P6"><text:tab/>A decepção de Vane se transformou em fúria. Ele olhou para Lern, que pendia nos braços do brutamontes, o sangue escorrendo pelo queixo, pingando no peito, misturando-se à lama. Um ser patético. Um desperdício de espaço.</text:p>
      <text:p text:style-name="P6"><text:tab/>— Quebrem os dedos dele — Vane cuspiu no chão. — Talvez assim ele aprenda a não esconder o que encontra.</text:p>
      <text:p text:style-name="P6"><text:tab/>O brutamontes apertou mais. Kort se aproximou, sorrindo, e agarrou o dedo indicador da mão esquerda de Lern.</text:p>
      <text:p text:style-name="P6"><text:tab/>Naquele momento, algo mudou.</text:p>
      <text:p text:style-name="P7"><text:tab/>A dor física era imensa, cegante. Mas, abaixo dela, o <text:span text:style-name="T3">Vínculo ao Trauma</text:span> despertou.</text:p>
      <text:p text:style-name="P6"><text:tab/>Não era mágica como Lern já vira os Magos Solares usarem, com seus gestos elegantes e cânticos sagrados. Não era a comunhão selvagem dos xamãs élficos. Era algo que vinha da bile. Vinha da memória reprimida da escuridão das minas, do som de corpos explodindo em Éter, da fome eterna, do frio que nunca passava.</text:p>
      <text:p text:style-name="P6"><text:tab/>O tempo pareceu desacelerar para Lern. Ele viu a sujeira sob as unhas de Kort. Viu uma gota de suor escorrendo pela têmpora suja de Vane.</text:p>
      <text:p text:style-name="P9"><text:tab/>Por que?</text:p>
      <text:p text:style-name="P6"><text:tab/>A pergunta não era racional. Era um grito psíquico.</text:p>
      <text:p text:style-name="P9"><text:tab/>Por que eu tenho que sofrer? Por que vocês existem? Eu odeio vocês. Eu odeio este cheiro. Eu odeio a dor. EU ODEIO TUDO.</text:p>
      <text:p text:style-name="P6"><text:tab/>O mundo ficou cinza. O som da água correndo cessou abruptamente, como se alguém tivesse tapado os ouvidos de Lern. O ar no túnel tornou-se denso, carregado de estática, fazendo os pelos dos braços dos homens se arrepiarem. O gosto de metal na boca de Lern tornou-se insuportável, não sangue, mas chumbo derretido.</text:p>
      <text:p text:style-name="P6"><text:tab/>Vane parou. Ele olhou ao redor, confuso. A chama da lanterna no chão começou a tremer violentamente, diminuindo, mudando de cor de amarelo para um violeta doentio.</text:p>
      <text:p text:style-name="P6"><text:soft-page-break/><text:tab/>— O que...? — Kort começou a dizer, soltando o dedo de Lern.</text:p>
      <text:p text:style-name="P6"><text:tab/>Mas era tarde demais.</text:p>
      <text:p text:style-name="P6"><text:tab/>Dentro do peito de Lern, a semente da ruína eclodiu.</text:p>
      <text:p text:style-name="P7"><text:tab/>Não houve fogo. Não houve raio. Houve apenas... <text:span text:style-name="T3">rejeição</text:span>. Uma onda de pura distorção repulsiva emanou do centro do peito de Lern, alimentada por cada segundo de sua vida miserável, por cada migalha que lhe foi negada, por cada golpe que ele suportou.</text:p>
      <text:p text:style-name="P5"><text:span text:style-name="Strong_20_Emphasis"><text:span text:style-name="T6"><text:tab/></text:span></text:span><text:span text:style-name="Strong_20_Emphasis"><text:span text:style-name="T5">HUMMMM</text:span></text:span></text:p>
      <text:p text:style-name="P6"><text:tab/>Um som grave, sub-sônico, que vibrou nos dentes de todos os presentes.</text:p>
      <text:p text:style-name="P6"><text:tab/>O brutamontes que segurava Lern foi o primeiro. Ele não foi empurrado; ele foi lançado como uma boneca de pano. A força invisível o arremessou cinco metros para trás, fazendo-o colidir contra a parede de tijolos com um baque úmido e definitivo. Ele caiu na água e não se mexeu mais.</text:p>
      <text:p text:style-name="P6"><text:tab/>Kort gritou e caiu de costas, arrastando-se para longe, a faca caindo de sua mão trêmula.</text:p>
      <text:p text:style-name="P6"><text:tab/>Lern caiu de joelhos, as mãos apoiadas na lama, tossindo. O ar voltava para seus pulmões em arquejos dolorosos. Mas a fúria não havia acabado. Ela ainda exigia pagamento.</text:p>
      <text:p text:style-name="P6"><text:tab/>Vane estava de pé, cambaleando, os olhos arregalados de terror. Ele encarava Lern não como se olhasse para um garoto faminto, mas como se olhasse para uma Fenda Estática que acabara de se abrir.</text:p>
      <text:p text:style-name="P6"><text:tab/>— O que é você? — Vane gritou, recuando. — Fica longe! Demônio!</text:p>
      <text:p text:style-name="P6"><text:tab/>Lern levantou a cabeça. Seus olhos cinzentos não tinham brilho, mas as veias ao redor deles estavam negras, pulsando sob a pele pálida. O sangue em seu rosto parecia ferver, sibilando.</text:p>
      <text:p text:style-name="P7"><text:tab/>Ele olhou para Vane. Ele não queria que Vane morresse. Ele queria que Vane <text:span text:style-name="T3">sentisse</text:span>. Ele queria que Vane sentisse todo o peso do esgoto, todo o peso da rocha acima, todo o peso do ódio de Lern esmagando cada centímetro do seu ser.</text:p>
      <text:p text:style-name="P6"><text:tab/>Lern esticou a mão em direção ao homem, os dedos crispados, como se tentasse agarrar o ar ao redor da garganta de Vane.</text:p>
      <text:p text:style-name="P7"><text:tab/>— <text:span text:style-name="T3">Suma</text:span> — Lern sussurrou. A palavra carregou um poder que fez seus próprios dentes trincarem.</text:p>
      <text:p text:style-name="P6"><text:tab/>A atmosfera ao redor de Vane colapsou.</text:p>
      <text:p text:style-name="P6"><text:tab/>Foi horrível. Não houve explosão para fora, mas uma implosão. O ar ao redor de Vane parecia ter ficado sólido e o esmagou. A armadura de couro de Vane amassou para dentro. Seus ossos estalaram, um som alto e seco, como galhos grossos partindo-se simultaneamente.</text:p>
      <text:p text:style-name="P6"><text:soft-page-break/><text:tab/>Vane tentou gritar, mas seus pulmões foram comprimidos. Seus olhos saltaram das órbitas. Seu corpo foi torcido por mãos invisíveis e titânicas, a coluna dobrando-se em um ângulo impossível para trás.</text:p>
      <text:p text:style-name="P6"><text:tab/>Sangue jorrou de seu nariz e ouvidos, uma névoa fina no ar parado.</text:p>
      <text:p text:style-name="P6"><text:tab/>E então, o Campo de Agonia cessou tão subitamente quanto começou.</text:p>
      <text:p text:style-name="P6"><text:tab/>O corpo deformado de Vane caiu na lama com um som flácido, como um saco de carne molhada. Ele não se moveu. Seus membros estavam dispostos em ângulos que desafiavam a anatomia humana.</text:p>
      <text:p text:style-name="P6"><text:tab/>Silêncio.</text:p>
      <text:p text:style-name="P6"><text:tab/>A lanterna no chão voltou a queimar amarela, embora fraca. O som da água retornou.</text:p>
      <text:p text:style-name="P6"><text:tab/>Lern estava ofegante, ajoelhado, olhando para suas próprias mãos. Elas tremiam violentamente. Uma dor de cabeça avassaladora, como se um prego tivesse sido martelado entre seus olhos, o atingiu. O mundo girava. As alucinações auditivas começaram instantaneamente — sussurros, milhares deles, vozes arranhadas falando ao mesmo tempo na orla de sua audição.</text:p>
      <text:p text:style-name="P9"><text:tab/>...quebrou... matou... fraco... odeia... eles sabem... corra...</text:p>
      <text:p text:style-name="P6"><text:tab/>Ele olhou para o lado. Kort estava encolhido contra a parede, chorando silenciosamente, os olhos fixos no cadáver grotesco de Vane e depois em Lern. O pavor no rosto do pequeno bandido era absoluto. Ele nem sequer tentou pegar sua faca. Ele apenas balançava a cabeça, negando a realidade.</text:p>
      <text:p text:style-name="P6"><text:tab/>Lern tentou ficar de pé. Suas pernas pareciam feitas de água. O dreno de energia era catastrófico. A fome, que antes era uma dor, agora era um vazio abissal que ameaçava engoli-lo. Ele sentiu o gosto de bile e sangue.</text:p>
      <text:p text:style-name="P7"><text:tab/>Ele precisava sair dali. Se Kort escapasse e contasse aos outros... Se a Guarda da Cidade descesse... Ou pior, se um <text:span text:style-name="T3">Caçador</text:span> sentisse a oscilação de Éter.</text:p>
      <text:p text:style-name="P6"><text:tab/>Lern arrastou-se, apoiando-se na parede. Passou pelo corpo de Vane, desviando o olhar do horror que havia criado. Não sentiu remorso. Sentiu apenas... vazio. E um medo gélido de si mesmo.</text:p>
      <text:p text:style-name="P7"><text:tab/>Ele viu os <text:span text:style-name="T3">Cogumelos-de-Vela</text:span> ainda intactos na parede. Com uma mão trêmula, arrancou-os, enfiando-os no bolso, sujos como estavam. Depois, agarrou a lanterna do chão.</text:p>
      <text:p text:style-name="P6"><text:tab/>Kort soltou um gemido agudo quando Lern se aproximou da luz, cobrindo o rosto com os braços.</text:p>
      <text:p text:style-name="P6"><text:tab/>Lern não disse nada. Não havia nada a dizer. Ele virou as costas e começou a correr, ou melhor, a mancar o mais rápido que seu corpo exausto permitia, penetrando cada vez mais fundo na escuridão dos túneis, afastando-se da saída, descendo para onde nem mesmo os ratos ousavam ir.</text:p>
      <text:p text:style-name="P6"><text:soft-page-break/><text:tab/>Os sussurros em sua cabeça ficaram mais altos, uma ladainha de rancor que o guiava para a escuridão. Ele era um monstro agora. Um assassino. Um Odiador, embora ainda não soubesse a palavra.</text:p>
      <text:p text:style-name="P6"><text:tab/>E ele ainda estava com fome.</text:p>
      <text:p text:style-name="P4"><text:span text:style-name="Strong_20_Emphasis"><text:span text:style-name="T5"><text:tab/></text:span></text:span><text:span text:style-name="Strong_20_Emphasis"><text:span text:style-name="T5">Seus pés não obedeciam a um ritmo. Eram pesos de chumbo arrastados por um marionetista bêbado. Lern corria, tropeçava, batia ombros contra a pedra úmida, levantava-se e corria novamente.</text:span></text:span></text:p>
      <text:p text:style-name="P6"><text:span text:style-name="T4"><text:tab/>A lanterna roubada oscilava em sua mão esquerda, lançando arcos de luz frenética e sombras dançantes que pareciam garras tentando alcançá-lo. As paredes de tijolo do esgoto superior deram lugar a algo mais antigo e bruto conforme ele descia: blocos de pedra negra talhada, relíquias de quando Último Refúgio era uma cida</text:span>dela militar de outra era, agora apenas a fundação de um mundo podre.</text:p>
      <text:p text:style-name="P9">O som.</text:p>
      <text:p text:style-name="P6">Não o som de suas botas, nem o resfolegar rasgado de seus pulmões. Era o som de dentro. O zumbido que sucedeu o ataque. Era como estar ao lado de uma colmeia furiosa, ou perto de uma linha de alta tensão mágica prestes a estourar.</text:p>
      <text:p text:style-name="P9">...delícia... doce estalo... esmaga... mais... eles merecem...</text:p>
      <text:p text:style-name="P6">As vozes não eram pessoas. Eram impulsos traduzidos em linguagem pelo seu cérebro febril. Eram fragmentos do seu próprio subconsciente, turbinados pela energia residual do Vínculo.</text:p>
      <text:p text:style-name="P6">Lern parou abruptamente, dobrando-se sobre a cintura. O vômito veio violento e doloroso. Como seu estômago estava vazio há dias, tudo o que saiu foi uma bile ácida e verde-amarelada, misturada a filamentos de saliva grossa. Seu corpo convulsionou em espasmos secos, as costelas doendo a cada contração.</text:p>
      <text:p text:style-name="P6">— Pare... — ele engasgou para o vazio. — Parem.</text:p>
      <text:p text:style-name="P6">As vozes riram, um som de metal raspando em vidro, e recuaram para o fundo de sua mente, tornando-se um chiado estático constante.</text:p>
      <text:p text:style-name="P6">Ele limpou a boca na manga do sobretudo imundo. Suas mãos tremiam tanto que a lanterna batia contra sua perna. Ele olhou para a mão direita. A mão que matara Vane.</text:p>
      <text:p text:style-name="P6">Não havia sangue nela. Não havia marca de impacto. Mas parecia quente, irradiando um calor febril que subia pelo braço e se alojava atrás de seus olhos, pulsando como uma enxaqueca cegante. A "Agonia Refletida". O custo. Ninguém usava magia em Aetheria sem pagar um pedágio de sangue ou sanidade. Ele havia pago com o resto da força vital que lhe sobrava.</text:p>
      <text:p text:style-name="P6">Lern apoiou as costas na parede fria e deslizou até se sentar, abraçando os joelhos.</text:p>
      <text:p text:style-name="P7">Ele estava nas Galerias Baixas agora. O ar aqui não cheirava a fezes e tintura, mas a mofo antigo, água estagnada e <text:span text:style-name="T3">tempo</text:span>. Era um silêncio sepulcral, quebrado apenas pela batida errática de seu próprio coração.</text:p>
      <text:p text:style-name="P6"><text:soft-page-break/>A imagem do corpo de Vane invadiu sua mente sem permissão. O som dos ossos... como gravetos secos pisoteados. A implosão do peito. A facilidade aterrorizante com que a vida deixou aquela montanha de carne e crueldade.</text:p>
      <text:p text:style-name="P6">Lern deveria sentir culpa? A sociedade lá em cima, com seus Deuses Solares e sermões dourados, diria que sim. Matar era pecado. A vida era sagrada.</text:p>
      <text:p text:style-name="P6">Ele procurou por culpa dentro de si, revirando as gavetas de sua alma quebrada.</text:p>
      <text:p text:style-name="P6">Não encontrou nada. Nem culpa, nem prazer. Apenas um alívio cinza e a certeza de um perigo novo e terrível.</text:p>
      <text:p text:style-name="P7"><text:span text:style-name="T3">Eu sou um deles,</text:span> ele pensou, e o pensamento foi mais assustador do que a fome. <text:span text:style-name="T3">Sou como uma daquelas coisas que saem das Fendas. Uma abominação.</text:span></text:p>
      <text:p text:style-name="P6">Se os Solares descobrissem, ele seria queimado em praça pública como herege. Se os Magos dos Ossos descobrissem, ele seria dissecado vivo para estudarem a fonte de sua anomalia.</text:p>
      <text:p text:style-name="P6">Ele estava sozinho. Mais sozinho do que jamais estivera. Antes, era invisível, um ninguém. Agora, era uma bomba-relógio com um alvo nas costas.</text:p>
      <text:p text:style-name="P6">A fome, impiedosa e indiferente à sua crise existencial, mordeu suas entranhas novamente. Um lembrete de que, monstro ou não, ele ainda era um animal orgânico que precisava de combustível.</text:p>
      <text:p text:style-name="P6">Com movimentos lentos, como os de um velho de oitenta anos, ele enfiou a mão no bolso do sobretudo.</text:p>
      <text:p text:style-name="P7">Puxou o punhado de <text:span text:style-name="T3">Cogumelos-de-Vela</text:span>.</text:p>
      <text:p text:style-name="P6">Estavam amassados, uma pasta branca misturada com fiapos de tecido e a sujeira preta de suas unhas. O cheiro era de terra e lixo. Sob a luz amarelada e fraca da lanterna que morria, pareciam pedaços de carne morta.</text:p>
      <text:p text:style-name="P6">Lern hesitou. Sua humanidade, ou o que restava dela, recuou diante da nojeira. Mas seu corpo assumiu o comando.</text:p>
      <text:p text:style-name="P6">Ele levou os fungos à boca.</text:p>
      <text:p text:style-name="P6">O gosto era amargo e farinhento, com a textura borrachuda explodindo entre os dentes. Ele mastigou com força, engolindo a seco, ignorando a vontade de vomitar de novo. Comeu um. Depois outro. Limpou os dedos na língua para aproveitar cada migalha de nutrição, cada gota de água contida naquelas fibras pálidas.</text:p>
      <text:p text:style-name="P6">Aquilo era sua vitória. Havia matado um homem, descoberto um poder capaz de dobrar a realidade, e seu prêmio era comer lixo no escuro para viver mais uma hora.</text:p>
      <text:p text:style-name="P6">Ele riu.</text:p>
      <text:p text:style-name="P6">Foi um som horrível, um chiado que escapou por entre os lábios rachados, sem humor, carregado de cinismo.</text:p>
      <text:p text:style-name="P6">O riso morreu rápido, sufocado pelo cansaço. A febre começava a tomar conta, envolvendo-o em um cobertor quente e sufocante. Sua visão periférica escureceu. As <text:soft-page-break/>sombras pareciam se alongar, transformando-se em silhuetas de seus atormentadores passados, dos guardas da mina, de Vane torcido.</text:p>
      <text:p text:style-name="P6">Lern fechou os olhos. Não podia ficar ali, exposto no corredor principal da galeria, mas suas pernas se recusavam a levantar. Ele se arrastou alguns metros para o lado, para dentro de um nicho onde a alvenaria havia cedido, formando uma pequena toca seca.</text:p>
      <text:p text:style-name="P6">Encolheu-se em posição fetal, puxando o sobretudo fedorento para cobrir a cabeça. A lanterna piscou uma última vez e morreu, deixando-o na escuridão absoluta.</text:p>
      <text:p text:style-name="P6">Lá fora, no mundo de cima, o sol talvez estivesse nascendo, banhando o mármore dourado de Solarium. Mas aqui embaixo, Lern abraçava o breu.</text:p>
      <text:p text:style-name="P6">A Semente da Ruína havia brotado. E ele sentia, com um terror gélido, que ela estava com sede.</text:p>
      <text:p text:style-name="P6">O sono veio não como um descanso, mas como um desmaio, arrastando-o para pesadelos onde o mundo era feito de ossos, e todos os ossos gritavam seu nome.</text:p>
      <text:p text:style-name="P4"><text:span text:style-name="Strong_20_Emphasis"><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 svg:font-family="ari"/>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6T14:06:22.416703518</meta:creation-date>
    <dc:date>2026-02-06T15:08:07.942837417</dc:date>
    <meta:editing-duration>PT9M17S</meta:editing-duration>
    <meta:editing-cycles>2</meta:editing-cycles>
    <meta:generator>LibreOffice/24.2.7.2$Linux_X86_64 LibreOffice_project/420$Build-2</meta:generator>
    <meta:document-statistic meta:table-count="0" meta:image-count="0" meta:object-count="0" meta:page-count="10" meta:paragraph-count="134" meta:word-count="3559" meta:character-count="20927" meta:non-whitespace-character-count="17359"/>
  </office:meta>
</office:document-meta>
</file>